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style="normal" officeooo:rsid="001c2c72" officeooo:paragraph-rsid="001c2c72" style:font-style-asian="normal" style:font-style-complex="normal"/>
    </style:style>
    <style:style style:name="P2" style:family="paragraph" style:parent-style-name="Standard">
      <style:text-properties fo:language="en" fo:country="US" fo:font-style="normal" officeooo:rsid="001b699e" officeooo:paragraph-rsid="001b699e" style:font-style-asian="normal" style:font-style-complex="normal"/>
    </style:style>
    <style:style style:name="P3" style:family="paragraph" style:parent-style-name="Standard">
      <style:text-properties fo:language="en" fo:country="US" fo:font-style="normal" officeooo:rsid="001cfa67" officeooo:paragraph-rsid="001cfa67" style:font-style-asian="normal" style:font-style-complex="normal"/>
    </style:style>
    <style:style style:name="P4" style:family="paragraph" style:parent-style-name="Standard">
      <style:text-properties fo:language="en" fo:country="US" fo:font-style="normal" officeooo:rsid="001ecec2" officeooo:paragraph-rsid="001ecec2" style:font-style-asian="normal" style:font-style-complex="normal"/>
    </style:style>
    <style:style style:name="P5" style:family="paragraph" style:parent-style-name="Standard">
      <style:text-properties fo:language="en" fo:country="US" fo:font-style="normal" officeooo:rsid="00201baa" officeooo:paragraph-rsid="00201baa" style:font-style-asian="normal" style:font-style-complex="normal"/>
    </style:style>
    <style:style style:name="P6" style:family="paragraph" style:parent-style-name="Standard">
      <style:text-properties fo:language="en" fo:country="US" officeooo:rsid="001b699e" officeooo:paragraph-rsid="001b699e"/>
    </style:style>
    <style:style style:name="P7" style:family="paragraph" style:parent-style-name="Standard">
      <style:text-properties fo:language="en" fo:country="US" officeooo:paragraph-rsid="001b699e"/>
    </style:style>
    <style:style style:name="P8" style:family="paragraph" style:parent-style-name="Standard">
      <style:text-properties officeooo:rsid="001ecec2" officeooo:paragraph-rsid="001ecec2"/>
    </style:style>
    <style:style style:name="P9" style:family="paragraph" style:parent-style-name="Standard">
      <style:text-properties officeooo:paragraph-rsid="0020f82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b699e" style:font-style-asian="italic" style:font-style-complex="italic"/>
    </style:style>
    <style:style style:name="T3" style:family="text">
      <style:text-properties fo:font-style="italic" officeooo:rsid="001cfa67" style:font-style-asian="italic" style:font-style-complex="italic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italic" style:text-underline-style="none" officeooo:rsid="001c2c72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b699e" style:font-style-asian="normal" style:font-style-complex="normal"/>
    </style:style>
    <style:style style:name="T8" style:family="text">
      <style:text-properties fo:font-style="normal" officeooo:rsid="001cfa67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1b699e" style:font-style-asian="normal" style:font-weight-asian="bold" style:font-style-complex="normal" style:font-weight-complex="bold"/>
    </style:style>
    <style:style style:name="T11" style:family="text">
      <style:text-properties officeooo:rsid="001c2c72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1cfa67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fo:font-style="italic" officeooo:rsid="001ecec2" style:font-style-asian="italic" style:font-style-complex="italic"/>
    </style:style>
    <style:style style:name="T17" style:family="text">
      <style:text-properties fo:language="en" fo:country="US" fo:font-style="normal" style:font-style-asian="normal" style:font-style-complex="normal"/>
    </style:style>
    <style:style style:name="T18" style:family="text">
      <style:text-properties fo:language="en" fo:country="US" fo:font-style="normal" officeooo:rsid="001ecec2" style:font-style-asian="normal" style:font-style-complex="normal"/>
    </style:style>
    <style:style style:name="T19" style:family="text">
      <style:text-properties fo:language="en" fo:country="US" fo:font-style="normal" officeooo:rsid="0020f829" style:font-style-asian="normal" style:font-style-complex="normal"/>
    </style:style>
    <style:style style:name="T20" style:family="text">
      <style:text-properties fo:language="en" fo:country="US" fo:font-style="normal" fo:font-weight="bold" officeooo:rsid="001ecec2" style:font-style-asian="normal" style:font-weight-asian="bold" style:font-style-complex="normal" style:font-weight-complex="bold"/>
    </style:style>
    <style:style style:name="T21" style:family="text">
      <style:text-properties officeooo:rsid="001cfa67"/>
    </style:style>
    <style:style style:name="T22" style:family="text">
      <style:text-properties officeooo:rsid="001ecec2"/>
    </style:style>
    <style:style style:name="T23" style:family="text">
      <style:text-properties officeooo:rsid="00201baa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style:text-position="sub 58%"/>
    </style:style>
    <style:style style:name="T26" style:family="text">
      <style:text-properties style:text-position="0% 100%"/>
    </style:style>
    <style:style style:name="T27" style:family="text">
      <style:text-properties officeooo:rsid="0020f829"/>
    </style:style>
    <style:style style:name="T28" style:family="text">
      <style:text-properties fo:color="#66cc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elcome to your new Library Management <text:span text:style-name="T23">Environment</text:span> <text:span text:style-name="T28">LibSys</text:span>::1.2</text:p>
      <text:p text:style-name="P6"/>
      <text:p text:style-name="P6">That documentation, it will guide you how to use it. So here come some details that our guesses it will be for help…</text:p>
      <text:p text:style-name="P6"/>
      <text:p text:style-name="Subtitle">1. Getter and Setter <text:span text:style-name="T21">individual</text:span> info</text:p>
      <text:p text:style-name="P6"><text:tab/>Look, the objects in LibSys have <text:span text:style-name="T11">seven</text:span> fields, the <text:span text:style-name="T11">three of them was reserved for the system itself. They are: </text:span><text:span text:style-name="T5">field5, num &amp; *next.</text:span></text:p>
      <text:p text:style-name="P1"><text:span text:style-name="T12"/></text:p>
      <text:p text:style-name="P1"><text:span text:style-name="T12">Change these information manually may cause </text:span><text:span text:style-name="T13">unexpected</text:span><text:span text:style-name="T12"> </text:span><text:span text:style-name="T13">behavior</text:span><text:span text:style-name="T12">, and broke the system. We recommend you to not </text:span><text:span text:style-name="T4">Setter</text:span><text:span text:style-name="T12"> any info by your own.</text:span></text:p>
      <text:p text:style-name="P1"><text:span text:style-name="T12"/></text:p>
      <text:p text:style-name="P1"><text:span text:style-name="T12">Now, the commons info that </text:span><text:span text:style-name="T13">interest</text:span><text:span text:style-name="T12"> you was stores into the field 1 to 4.</text:span></text:p>
      <text:p text:style-name="P1"><text:span text:style-name="T12"><text:tab/></text:span></text:p>
      <text:p text:style-name="P1"><text:span text:style-name="T12"><text:tab/>For users, they represents the following information: Name, Age, Address &amp; Phone-number. Respectively.</text:span></text:p>
      <text:p text:style-name="P1"><text:span text:style-name="T12"><text:tab/>For Books: Title, Year of publisher, Author &amp; Publisher Co. <text:s/></text:span><text:span text:style-name="T13">Also r</text:span><text:span text:style-name="T12">espectively.</text:span></text:p>
      <text:p text:style-name="P6"/>
      <text:p text:style-name="Subtitle">2. How Register a User?</text:p>
      <text:p text:style-name="P6"><text:tab/>To register a user, call <text:span text:style-name="T1">regUser </text:span><text:span text:style-name="T6">method. It's very simple, just give it in correct sequence the feeds </text:span><text:span text:style-name="T8">information</text:span><text:span text:style-name="T6"> about that user. The Sequence it is: Name of User (something like a ID), Age of User, Address of user and Phone-number.</text:span></text:p>
      <text:p text:style-name="P6"><text:span text:style-name="T6"/></text:p>
      <text:p text:style-name="P6"><text:span text:style-name="T9">!:</text:span><text:span text:style-name="T6"> Not was allowed two users with same Name. Don't worry, you don't has to remember the name of all your users, the LibSys automatically search if already has a user with the same name. If there's a messages </text:span><text:span text:style-name="T8">will</text:span><text:span text:style-name="T6"> notice you and </text:span><text:span text:style-name="T1">regUser</text:span><text:span text:style-name="T6"> discard it.</text:span></text:p>
      <text:p text:style-name="P6"><text:span text:style-name="T6"/></text:p>
      <text:p text:style-name="Subtitle"><text:span text:style-name="T6">3. How to Register a Book?</text:span></text:p>
      <text:p text:style-name="P6"><text:span text:style-name="T6"><text:tab/>In similar manner like a user, the feed info sequence it is: Title, Year of publisher, Author and Publisher.</text:span></text:p>
      <text:p text:style-name="P6"><text:span text:style-name="T6"/></text:p>
      <text:p text:style-name="P7"><text:span text:style-name="T10">!:</text:span><text:span text:style-name="T7"> How like </text:span><text:span text:style-name="T2">regUser </text:span><text:span text:style-name="T7">the regBook method not allowed two books with the same Title.</text:span></text:p>
      <text:p text:style-name="P7"><text:span text:style-name="T7"/></text:p>
      <text:p text:style-name="Subtitle"><text:span text:style-name="T6">4. </text:span><text:span text:style-name="T1">findaBook</text:span><text:span text:style-name="T6"> vs. </text:span><text:span text:style-name="T8">s</text:span><text:span text:style-name="T1">earchByTitle</text:span></text:p>
      <text:p text:style-name="P6"><text:span text:style-name="T1"><text:tab/></text:span><text:span text:style-name="T6">What's the difference between </text:span><text:span text:style-name="T1">findaBook</text:span><text:span text:style-name="T6"> method and </text:span><text:span text:style-name="T1">searchByTitle?</text:span></text:p>
      <text:p text:style-name="P6"><text:span text:style-name="T1"><text:tab/></text:span></text:p>
      <text:p text:style-name="P2">The main difference it's findaBook returns “where” a book it's storage on the system, <text:span text:style-name="T21">so</text:span> you decides whats <text:span text:style-name="T21">information</text:span> gets by getter methods. <text:span text:style-name="T21">Or, you can have some good formatted by calling the auxiliary method </text:span><text:span text:style-name="T3">bookInfo</text:span><text:span text:style-name="T21">.</text:span></text:p>
      <text:p text:style-name="P2"/>
      <text:p text:style-name="P5"><text:soft-page-break/>!: To use, finda(Book/User)¹ methods you will need create a variable of type <text:span text:style-name="T1">Node&lt;E&gt; </text:span>pointer<text:span text:style-name="T1">, </text:span>you could feeding <text:span text:style-name="T25">1</text:span><text:span text:style-name="T26">(book/user)</text:span>Info methods if its Node&lt;E&gt; pointer variable.</text:p>
      <text:p text:style-name="P5"/>
      <text:p text:style-name="P5">!: <text:s/>finda(Book/User), reference a both <text:span text:style-name="T1">finda</text:span> methods at the same time, but remember they are two different methods, calling a <text:span text:style-name="T1">findaBook</text:span> and feeding it with a use<text:span text:style-name="T27">r </text:span>name, probably will returning you a NULL result, just like give a <text:span text:style-name="T27">nonexistent</text:span> <text:span text:style-name="T24">Title</text:span>. In analogue, the same was valid for <text:span text:style-name="T1">findaUser</text:span> </text:p>
      <text:p text:style-name="P2"/>
      <text:p text:style-name="P3">The searchByTitle it's different, Because the put it on the screen directly. Just call it with if the flag 1, like that:</text:p>
      <text:p text:style-name="P3"><text:tab/><text:span text:style-name="T1">searchByTitle</text:span>(“<text:span text:style-name="T24">The Title comes here</text:span>”,1);</text:p>
      <text:p text:style-name="P3"/>
      <text:p text:style-name="P3">and it will put the results. Call it with the <text:span text:style-name="T24">flag</text:span> set to 0, if there are a match for the title on the database, and if it's if its available or not.</text:p>
      <text:p text:style-name="P3"/>
      <text:p text:style-name="P3"><text:span text:style-name="T24">!:</text:span> Similar rules to <text:span text:style-name="T1">findaBook</text:span> was valid to <text:span text:style-name="T1">findaUser</text:span>.</text:p>
      <text:p text:style-name="P3"/>
      <text:p text:style-name="Subtitle">5. <text:span text:style-name="T1">bookInfo</text:span> &amp; <text:span text:style-name="T1">userInfo</text:span></text:p>
      <text:p text:style-name="P3"/>
      <text:p text:style-name="P3">Theses methods, are designed like auxiliary. They always will be useful, after calling the respectively <text:span text:style-name="T1">finda</text:span> method. It will returned a <text:span text:style-name="T22">readable</text:span> object information <text:span text:style-name="T22">to print</text:span> on the establish<text:span text:style-name="T22">ed sequence.</text:span></text:p>
      <text:p text:style-name="P3"/>
      <text:p text:style-name="Subtitle">6. <text:span text:style-name="T1">unrBook</text:span> &amp; <text:span text:style-name="T1">User</text:span></text:p>
      <text:p text:style-name="P4"><text:span text:style-name="T1"/></text:p>
      <text:p text:style-name="P4"><text:span text:style-name="T1"><text:tab/></text:span>These method, do what's the name suggest. Unregistered an object from the database.</text:p>
      <text:p text:style-name="P4"/>
      <text:p text:style-name="P4"><text:span text:style-name="T24">!:</text:span> Rented books can't be unregistered till it's devolution by the user.</text:p>
      <text:p text:style-name="P4"><text:span text:style-name="T24">!:</text:span> A user just was unregistered after get back all book with ya.</text:p>
      <text:p text:style-name="P4"/>
      <text:p text:style-name="Subtitle">7. <text:span text:style-name="T1">getRent</text:span> &amp; <text:span text:style-name="T1">getUnrt</text:span></text:p>
      <text:p text:style-name="P4"><text:span text:style-name="T1"/></text:p>
      <text:p text:style-name="Standard"><text:span text:style-name="T16"><text:tab/></text:span><text:span text:style-name="T14">Theses</text:span><text:span text:style-name="T16"> </text:span><text:span text:style-name="T18">two methods, works in opposite of each other. But, both need a valid user name and book title to works proper.</text:span></text:p>
      <text:p text:style-name="Standard"><text:span text:style-name="T18"/></text:p>
      <text:p text:style-name="Standard"><text:span text:style-name="T20">!:</text:span><text:span text:style-name="T18"> If any of the two parameters are not found on the database. The operation will be ignored automatically.</text:span></text:p>
      <text:p text:style-name="P9"><text:span text:style-name="T18"/></text:p>
      <text:p text:style-name="P9"><text:span text:style-name="T18">!: </text:span><text:span text:style-name="T19">Each user can rent a three books different at once, if they reach these limit the System will notice you and The operation will be ignored, just like try rent a book already rented.</text:span></text:p>
      <text:p text:style-name="Standard"><text:span text:style-name="T18"/></text:p>
      <text:p text:style-name="Subtitle"><text:span text:style-name="T17">8. </text:span><text:span text:style-name="T15">listUser</text:span><text:span text:style-name="T17"> &amp; </text:span><text:span text:style-name="T15">Titles</text:span></text:p>
      <text:p text:style-name="P8"><text:span text:style-name="T17"/></text:p>
      <text:p text:style-name="P8"><text:span text:style-name="T17"><text:tab/>These two method not need any additional or specified information. They, just print on the screen, in a readable manner, all information on the database. So, it could take several minutes how much big the database is itself.</text:span></text:p>
      <text:p text:style-name="P8"><text:span text:style-name="T17"/></text:p>
      <text:p text:style-name="P8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6T07:36:38.679000000</meta:creation-date>
    <dc:date>2015-04-26T09:02:11.243000000</dc:date>
    <meta:editing-duration>PT17M9S</meta:editing-duration>
    <meta:editing-cycles>2</meta:editing-cycles>
    <meta:generator>LibreOffice/4.4.2.2$Windows_x86 LibreOffice_project/c4c7d32d0d49397cad38d62472b0bc8acff48dd6</meta:generator>
    <meta:document-statistic meta:table-count="0" meta:image-count="0" meta:object-count="0" meta:page-count="2" meta:paragraph-count="37" meta:word-count="645" meta:character-count="3740" meta:non-whitespace-character-count="3116"/>
  </office:meta>
</office:document-meta>
</file>